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" fo:font-size="16pt" fo:font-weight="bold" officeooo:rsid="0013c450" officeooo:paragraph-rsid="0013c450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6pt" fo:font-weight="normal" officeooo:rsid="0013c450" officeooo:paragraph-rsid="0013c450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6pt" fo:font-weight="normal" officeooo:rsid="0014e463" officeooo:paragraph-rsid="0014e463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Noto Sans" fo:font-size="12pt" officeooo:rsid="00182f48" officeooo:paragraph-rsid="0013c450" style:font-size-asian="12pt" style:font-size-complex="12pt"/>
    </style:style>
    <style:style style:name="P5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2pt" fo:font-weight="normal" officeooo:rsid="0014e463" officeooo:paragraph-rsid="0014e46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2pt" fo:font-weight="normal" officeooo:rsid="0014e463" officeooo:paragraph-rsid="0018981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2pt" fo:font-weight="bold" officeooo:rsid="0014e463" officeooo:paragraph-rsid="0018981f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Noto Sans" officeooo:rsid="000f13f7" officeooo:paragraph-rsid="0013c450"/>
    </style:style>
    <style:style style:name="P9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2pt" fo:font-weight="bold" officeooo:rsid="0014e463" officeooo:paragraph-rsid="0018981f" style:font-size-asian="12pt" style:font-weight-asian="bold" style:font-size-complex="12pt" style:font-weight-complex="bold"/>
    </style:style>
    <style:style style:name="P10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82f48" style:font-size-asian="12pt" style:font-size-complex="12pt"/>
    </style:style>
    <style:style style:name="T3" style:family="text">
      <style:text-properties officeooo:rsid="00182f48"/>
    </style:style>
    <style:style style:name="T4" style:family="text">
      <style:text-properties officeooo:rsid="00144829"/>
    </style:style>
    <style:style style:name="T5" style:family="text">
      <style:text-properties officeooo:rsid="0018f991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ES Abastos – DAW 7K</text:p>
      <text:p text:style-name="P4">Proyecto Integrador</text:p>
      <text:p text:style-name="P4">Grupo:</text:p>
      <text:p text:style-name="P4"><text:tab/>Brandon Acapa</text:p>
      <text:p text:style-name="P4"><text:tab/>Rocio Garcia</text:p>
      <text:p text:style-name="P4"><text:tab/>Diego Ramirez</text:p>
      <text:p text:style-name="P4"><text:tab/>Oscar Pereira</text:p>
      <text:p text:style-name="P8"/>
      <text:p text:style-name="P8">VOLUNTAPP</text:p>
      <text:p text:style-name="P1"><text:span text:style-name="T3">V</text:span>aloracion Sprint</text:p>
      <text:p text:style-name="P2"><text:span text:style-name="T2"/></text:p>
      <text:p text:style-name="P7">Sprint #<text:span text:style-name="T4">0</text:span></text:p>
      <text:p text:style-name="P7">Objetivo: </text:p>
      <text:p text:style-name="P6">El objetivo de nuestro Sprint 0, es el de establecer los flujos de trabajo, generar documentacion, decidir que herramientas vamos a utilizar para llevar a cabo nuestras tareas, establecer que tecnologias vamos a emplear en nuestro proyecto, asi como crear un backlog inicial y sentar las bases para lo que sera el resto del proyecto.</text:p>
      <text:p text:style-name="P3"><text:span text:style-name="T1"/></text:p>
      <text:p text:style-name="P3"><draw:line text:anchor-type="paragraph" draw:z-index="0" draw:name="Horizontal line 1" draw:style-name="gr1" draw:text-style-name="P10" svg:x1="-0.346cm" svg:y1="0.111cm" svg:x2="17.496cm" svg:y2="0.166cm"><text:p/></draw:line><text:span text:style-name="T1"/></text:p>
      <text:p text:style-name="P3"><text:span text:style-name="T1">Alumno: </text:span><text:span text:style-name="T2">Rocio Garcia</text:span></text:p>
      <text:p text:style-name="P5">Nota:</text:p>
      <text:p text:style-name="P5">Comentario:</text:p>
      <text:p text:style-name="P3"><text:span text:style-name="T1"/></text:p>
      <text:p text:style-name="P3"><draw:line text:anchor-type="paragraph" draw:z-index="1" draw:name="Horizontal line 2" draw:style-name="gr1" draw:text-style-name="P10" svg:x1="-0.346cm" svg:y1="0.111cm" svg:x2="17.496cm" svg:y2="0.166cm"><text:p/></draw:line><text:span text:style-name="T1"/></text:p>
      <text:p text:style-name="P3"><text:span text:style-name="T1">Alumno: </text:span><text:span text:style-name="T2">Diego Ramirez</text:span></text:p>
      <text:p text:style-name="P5">Nota:</text:p>
      <text:p text:style-name="P5">Comentario:</text:p>
      <text:p text:style-name="P3"><text:span text:style-name="T1"/></text:p>
      <text:p text:style-name="P3"><draw:line text:anchor-type="paragraph" draw:z-index="2" draw:name="Horizontal line 3" draw:style-name="gr1" draw:text-style-name="P10" svg:x1="-0.346cm" svg:y1="0.111cm" svg:x2="17.496cm" svg:y2="0.166cm"><text:p/></draw:line><text:span text:style-name="T1"/></text:p>
      <text:p text:style-name="P3"><text:span text:style-name="T1">Alumno: </text:span><text:span text:style-name="T2">Oscar Pereira</text:span></text:p>
      <text:p text:style-name="P5">Nota: <text:span text:style-name="T5">10</text:span></text:p>
      <text:p text:style-name="P5">Comentario: <text:span text:style-name="T5">Se ha complicado un poco debido a la inexperiencia, pero creo que hemos sentado unas bases solidas que nos permitiran trabajar de forma mas eficiente.</text:span></text:p>
      <text:p text:style-name="P3"><text:span text:style-name="T1"/></text:p>
      <text:p text:style-name="P3"><draw:line text:anchor-type="paragraph" draw:z-index="3" draw:name="Horizontal line 4" draw:style-name="gr1" draw:text-style-name="P10" svg:x1="-0.346cm" svg:y1="0.111cm" svg:x2="17.496cm" svg:y2="0.166cm"><text:p/></draw:line><text:span text:style-name="T1"/></text:p>
      <text:p text:style-name="P5">Alumno: Brandon Acapa</text:p>
      <text:p text:style-name="P5">Nota:</text:p>
      <text:p text:style-name="P5">Comentario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22:21:09.792079874</meta:creation-date>
    <dc:date>2025-02-01T15:24:18.168860685</dc:date>
    <meta:editing-duration>PT5M31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1" meta:paragraph-count="24" meta:word-count="122" meta:character-count="779" meta:non-whitespace-character-count="675"/>
  </office:meta>
</office:document-meta>
</file>